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14, 2021 (12:23: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4T04:23:23Z</meta:creation-date>
    <dc:date>2021-09-14T04:23:23Z</dc:date>
    <meta:user-defined meta:name="date" meta:value-type="string">September  14, 2021 (12:23: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